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3in" table:align="margins" style:writing-mode="lr-tb"/>
    </style:style>
    <style:style style:name="Table1.A" style:family="table-column">
      <style:table-column-properties style:column-width="1.3764in" style:rel-column-width="1982*"/>
    </style:style>
    <style:style style:name="Table1.C" style:family="table-column">
      <style:table-column-properties style:column-width="1.25in" style:rel-column-width="1800*"/>
    </style:style>
    <style:style style:name="Table1.D" style:family="table-column">
      <style:table-column-properties style:column-width="0.1972in" style:rel-column-width="284*"/>
    </style:style>
    <style:style style:name="Table1.E" style:family="table-column">
      <style:table-column-properties style:column-width="1.05in" style:rel-column-width="151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in" fo:margin-bottom="0in" loext:contextual-spacing="false"/>
      <style:text-properties officeooo:paragraph-rsid="0015970b"/>
    </style:style>
    <style:style style:name="P2" style:family="paragraph" style:parent-style-name="Standard">
      <style:paragraph-properties fo:margin-top="0in" fo:margin-bottom="0in" loext:contextual-spacing="false"/>
      <style:text-properties fo:font-size="11pt" style:text-underline-style="solid" style:text-underline-width="auto" style:text-underline-color="font-color" fo:font-weight="normal" officeooo:rsid="0015970b" officeooo:paragraph-rsid="0015970b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margin-top="0in" fo:margin-bottom="0in" loext:contextual-spacing="false"/>
      <style:text-properties fo:font-size="11pt" style:text-underline-style="solid" style:text-underline-width="auto" style:text-underline-color="font-color" fo:font-weight="normal" officeooo:rsid="0015970b" officeooo:paragraph-rsid="00259041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margin-top="0in" fo:margin-bottom="0in" loext:contextual-spacing="false"/>
      <style:text-properties fo:font-size="11pt" style:text-underline-style="none" fo:font-weight="normal" officeooo:rsid="0015970b" officeooo:paragraph-rsid="0015970b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margin-top="0in" fo:margin-bottom="0in" loext:contextual-spacing="false"/>
      <style:text-properties fo:font-size="11pt" style:text-underline-style="none" fo:font-weight="normal" officeooo:rsid="003454bd" officeooo:paragraph-rsid="003454bd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margin-top="0in" fo:margin-bottom="0in" loext:contextual-spacing="false"/>
      <style:text-properties fo:font-size="11pt" style:text-underline-style="none" fo:font-weight="bold" officeooo:rsid="003b1f5f" officeooo:paragraph-rsid="003b1f5f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top="0in" fo:margin-bottom="0in" loext:contextual-spacing="false"/>
      <style:text-properties style:text-underline-style="none" officeooo:rsid="001acfbd" officeooo:paragraph-rsid="001acfbd"/>
    </style:style>
    <style:style style:name="P8" style:family="paragraph" style:parent-style-name="Standard">
      <style:paragraph-properties fo:margin-top="0in" fo:margin-bottom="0in" loext:contextual-spacing="false" fo:break-before="page"/>
      <style:text-properties fo:font-size="11pt" style:text-underline-style="solid" style:text-underline-width="auto" style:text-underline-color="font-color" fo:font-weight="normal" officeooo:rsid="003b1f5f" officeooo:paragraph-rsid="003b1f5f" style:font-size-asian="11pt" style:font-weight-asian="normal" style:font-size-complex="11pt" style:font-weight-complex="normal"/>
    </style:style>
    <style:style style:name="P9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auto"/>
      <style:text-properties officeooo:paragraph-rsid="0015970b"/>
    </style:style>
    <style:style style:name="P10" style:family="paragraph" style:parent-style-name="Standard">
      <style:paragraph-properties fo:margin-top="0in" fo:margin-bottom="0in" loext:contextual-spacing="false"/>
      <style:text-properties style:text-underline-style="solid" style:text-underline-width="auto" style:text-underline-color="font-color" officeooo:rsid="0015970b" officeooo:paragraph-rsid="0015970b"/>
    </style:style>
    <style:style style:name="P11" style:family="paragraph" style:parent-style-name="Standard" style:list-style-name="L1">
      <style:paragraph-properties fo:margin-top="0in" fo:margin-bottom="0in" loext:contextual-spacing="false"/>
      <style:text-properties style:text-underline-style="none" officeooo:rsid="001acfbd" officeooo:paragraph-rsid="001acfbd"/>
    </style:style>
    <style:style style:name="P12" style:family="paragraph" style:parent-style-name="Standard" style:list-style-name="L2">
      <style:paragraph-properties fo:margin-top="0in" fo:margin-bottom="0in" loext:contextual-spacing="false"/>
      <style:text-properties fo:font-size="11pt" style:text-underline-style="none" fo:font-weight="normal" officeooo:rsid="0015970b" officeooo:paragraph-rsid="0015970b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margin-top="0in" fo:margin-bottom="0in" loext:contextual-spacing="false"/>
      <style:text-properties fo:font-size="11pt" style:text-underline-style="none" fo:font-weight="normal" officeooo:rsid="0015970b" officeooo:paragraph-rsid="00259041" style:font-size-asian="11pt" style:font-weight-asian="normal" style:font-size-complex="11pt" style:font-weight-complex="normal"/>
    </style:style>
    <style:style style:name="P14" style:family="paragraph" style:parent-style-name="Standard" style:list-style-name="L3">
      <style:paragraph-properties fo:margin-top="0in" fo:margin-bottom="0in" loext:contextual-spacing="false"/>
      <style:text-properties fo:font-size="11pt" style:text-underline-style="none" fo:font-weight="normal" officeooo:rsid="0015970b" officeooo:paragraph-rsid="00259041" style:font-size-asian="11pt" style:font-weight-asian="normal" style:font-size-complex="11pt" style:font-weight-complex="normal"/>
    </style:style>
    <style:style style:name="P15" style:family="paragraph" style:parent-style-name="Standard" style:list-style-name="L4">
      <style:paragraph-properties fo:margin-top="0in" fo:margin-bottom="0in" loext:contextual-spacing="false"/>
      <style:text-properties fo:font-size="11pt" style:text-underline-style="none" fo:font-weight="normal" officeooo:rsid="0015970b" officeooo:paragraph-rsid="0015970b" style:font-size-asian="11pt" style:font-weight-asian="normal" style:font-size-complex="11pt" style:font-weight-complex="normal"/>
    </style:style>
    <style:style style:name="P16" style:family="paragraph" style:parent-style-name="Standard" style:list-style-name="L5">
      <style:paragraph-properties fo:margin-top="0in" fo:margin-bottom="0in" loext:contextual-spacing="false"/>
      <style:text-properties fo:font-size="11pt" style:text-underline-style="none" fo:font-weight="normal" officeooo:rsid="0015970b" officeooo:paragraph-rsid="0015970b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margin-top="0in" fo:margin-bottom="0in" loext:contextual-spacing="false"/>
      <style:text-properties fo:font-size="11pt" style:text-underline-style="none" fo:font-weight="normal" officeooo:rsid="0015970b" officeooo:paragraph-rsid="0015970b" style:font-size-asian="11pt" style:font-weight-asian="normal" style:font-size-complex="11pt" style:font-weight-complex="normal"/>
    </style:style>
    <style:style style:name="P18" style:family="paragraph" style:parent-style-name="Standard" style:list-style-name="L6">
      <style:paragraph-properties fo:margin-top="0in" fo:margin-bottom="0in" loext:contextual-spacing="false"/>
      <style:text-properties fo:font-size="11pt" style:text-underline-style="none" fo:font-weight="normal" officeooo:rsid="00441acb" officeooo:paragraph-rsid="00441acb" style:font-size-asian="11pt" style:font-weight-asian="normal" style:font-size-complex="11pt" style:font-weight-complex="normal"/>
    </style:style>
    <style:style style:name="P19" style:family="paragraph" style:parent-style-name="Standard" style:list-style-name="L7">
      <style:paragraph-properties fo:margin-top="0in" fo:margin-bottom="0in" loext:contextual-spacing="false"/>
      <style:text-properties fo:font-size="11pt" style:text-underline-style="none" fo:font-weight="normal" officeooo:rsid="00458997" officeooo:paragraph-rsid="00458997" style:font-size-asian="11pt" style:font-weight-asian="normal" style:font-size-complex="11pt" style:font-weight-complex="normal"/>
    </style:style>
    <style:style style:name="P20" style:family="paragraph" style:parent-style-name="Standard" style:list-style-name="L8">
      <style:paragraph-properties fo:margin-top="0in" fo:margin-bottom="0in" loext:contextual-spacing="false"/>
      <style:text-properties fo:font-size="11pt" style:text-underline-style="none" fo:font-weight="normal" officeooo:rsid="003b1f5f" officeooo:paragraph-rsid="003b1f5f" style:font-size-asian="11pt" style:font-weight-asian="normal" style:font-size-complex="11pt" style:font-weight-complex="normal"/>
    </style:style>
    <style:style style:name="P21" style:family="paragraph" style:parent-style-name="Standard" style:list-style-name="L9">
      <style:paragraph-properties fo:margin-top="0in" fo:margin-bottom="0in" loext:contextual-spacing="false"/>
      <style:text-properties fo:font-size="11pt" style:text-underline-style="none" fo:font-weight="normal" officeooo:rsid="00548b2c" officeooo:paragraph-rsid="00548b2c" style:font-size-asian="11pt" style:font-weight-asian="normal" style:font-size-complex="11pt" style:font-weight-complex="normal"/>
    </style:style>
    <style:style style:name="P22" style:family="paragraph" style:parent-style-name="Standard" style:list-style-name="L10">
      <style:paragraph-properties fo:margin-top="0in" fo:margin-bottom="0in" loext:contextual-spacing="false"/>
      <style:text-properties fo:font-size="11pt" style:text-underline-style="none" fo:font-weight="normal" officeooo:rsid="005c4883" officeooo:paragraph-rsid="005c4883" style:font-size-asian="11pt" style:font-weight-asian="normal" style:font-size-complex="11pt" style:font-weight-complex="normal"/>
    </style:style>
    <style:style style:name="P23" style:family="paragraph" style:parent-style-name="Standard" style:list-style-name="L10">
      <style:paragraph-properties fo:margin-top="0in" fo:margin-bottom="0in" loext:contextual-spacing="false"/>
      <style:text-properties fo:font-size="11pt" style:text-underline-style="none" fo:font-weight="normal" officeooo:rsid="005dfbb8" officeooo:paragraph-rsid="005dfbb8" style:font-size-asian="11pt" style:font-weight-asian="normal" style:font-size-complex="11pt" style:font-weight-complex="normal"/>
    </style:style>
    <style:style style:name="P24" style:family="paragraph" style:parent-style-name="Standard" style:list-style-name="L10">
      <style:paragraph-properties fo:margin-top="0in" fo:margin-bottom="0in" loext:contextual-spacing="false"/>
      <style:text-properties fo:font-size="11pt" style:text-underline-style="none" fo:font-weight="normal" officeooo:rsid="005e55a9" officeooo:paragraph-rsid="005e55a9" style:font-size-asian="11pt" style:font-weight-asian="normal" style:font-size-complex="11pt" style:font-weight-complex="normal"/>
    </style:style>
    <style:style style:name="P25" style:family="paragraph" style:parent-style-name="Standard" style:list-style-name="L9">
      <style:paragraph-properties fo:margin-top="0in" fo:margin-bottom="0in" loext:contextual-spacing="false"/>
      <style:text-properties fo:font-size="11pt" style:text-underline-style="none" fo:font-weight="normal" officeooo:rsid="00574410" officeooo:paragraph-rsid="00574410" style:font-size-asian="11pt" style:font-weight-asian="normal" style:font-size-complex="11pt" style:font-weight-complex="normal"/>
    </style:style>
    <style:style style:name="P26" style:family="paragraph" style:parent-style-name="Standard" style:list-style-name="L11">
      <style:paragraph-properties fo:margin-top="0in" fo:margin-bottom="0in" loext:contextual-spacing="false"/>
      <style:text-properties fo:font-size="11pt" style:text-underline-style="none" fo:font-weight="normal" officeooo:rsid="00610a8d" officeooo:paragraph-rsid="00610a8d" style:font-size-asian="11pt" style:font-weight-asian="normal" style:font-size-complex="11pt" style:font-weight-complex="normal"/>
    </style:style>
    <style:style style:name="P27" style:family="paragraph" style:parent-style-name="Standard" style:list-style-name="L11">
      <style:paragraph-properties fo:margin-top="0in" fo:margin-bottom="0in" loext:contextual-spacing="false"/>
      <style:text-properties fo:font-size="11pt" style:text-underline-style="none" fo:font-weight="normal" officeooo:rsid="00620b68" officeooo:paragraph-rsid="00620b68" style:font-size-asian="11pt" style:font-weight-asian="normal" style:font-size-complex="11pt" style:font-weight-complex="normal"/>
    </style:style>
    <style:style style:name="P28" style:family="paragraph" style:parent-style-name="Standard" style:list-style-name="L11">
      <style:paragraph-properties fo:margin-top="0in" fo:margin-bottom="0in" loext:contextual-spacing="false"/>
      <style:text-properties fo:font-size="11pt" style:text-underline-style="none" fo:font-weight="normal" officeooo:rsid="0062dfa8" officeooo:paragraph-rsid="0062dfa8" style:font-size-asian="11pt" style:font-weight-asian="normal" style:font-size-complex="11pt" style:font-weight-complex="normal"/>
    </style:style>
    <style:style style:name="P29" style:family="paragraph" style:parent-style-name="Standard" style:list-style-name="L9">
      <style:paragraph-properties fo:margin-top="0in" fo:margin-bottom="0in" loext:contextual-spacing="false"/>
      <style:text-properties fo:font-size="11pt" style:text-underline-style="none" fo:font-weight="normal" officeooo:rsid="005879b7" officeooo:paragraph-rsid="0059e0f9" style:font-size-asian="11pt" style:font-weight-asian="normal" style:font-size-complex="11pt" style:font-weight-complex="normal"/>
    </style:style>
    <style:style style:name="P30" style:family="paragraph" style:parent-style-name="Standard" style:list-style-name="L12">
      <style:paragraph-properties fo:margin-top="0in" fo:margin-bottom="0in" loext:contextual-spacing="false"/>
      <style:text-properties fo:font-size="11pt" style:text-underline-style="none" fo:font-weight="normal" officeooo:rsid="00593896" officeooo:paragraph-rsid="0059e0f9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margin-top="0in" fo:margin-bottom="0in" loext:contextual-spacing="false"/>
      <style:text-properties fo:font-size="11pt" style:text-underline-style="none" fo:font-weight="normal" officeooo:rsid="00593896" officeooo:paragraph-rsid="0059e0f9" style:font-size-asian="11pt" style:font-weight-asian="normal" style:font-size-complex="11pt" style:font-weight-complex="normal"/>
    </style:style>
    <style:style style:name="P32" style:family="paragraph" style:parent-style-name="Standard" style:list-style-name="L14">
      <style:paragraph-properties fo:margin-top="0in" fo:margin-bottom="0in" loext:contextual-spacing="false"/>
      <style:text-properties fo:font-size="11pt" style:text-underline-style="none" fo:font-weight="normal" officeooo:rsid="0092ee50" officeooo:paragraph-rsid="0092ee50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margin-top="0in" fo:margin-bottom="0in" loext:contextual-spacing="false"/>
      <style:text-properties fo:font-size="11pt" style:text-underline-style="none" fo:font-weight="normal" officeooo:rsid="0092ee50" officeooo:paragraph-rsid="00952790" style:font-size-asian="11pt" style:font-weight-asian="normal" style:font-size-complex="11pt" style:font-weight-complex="normal"/>
    </style:style>
    <style:style style:name="P34" style:family="paragraph" style:parent-style-name="Standard" style:list-style-name="L14">
      <style:paragraph-properties fo:margin-top="0in" fo:margin-bottom="0in" loext:contextual-spacing="false"/>
      <style:text-properties fo:font-size="11pt" style:text-underline-style="none" fo:font-weight="normal" officeooo:rsid="0094a17b" officeooo:paragraph-rsid="0094a17b" style:font-size-asian="11pt" style:font-weight-asian="normal" style:font-size-complex="11pt" style:font-weight-complex="normal"/>
    </style:style>
    <style:style style:name="P35" style:family="paragraph" style:parent-style-name="Standard">
      <style:paragraph-properties fo:margin-top="0in" fo:margin-bottom="0in" loext:contextual-spacing="false"/>
      <style:text-properties fo:font-size="11pt" style:text-underline-style="none" fo:font-weight="bold" officeooo:rsid="0015970b" officeooo:paragraph-rsid="0015970b" style:font-size-asian="11pt" style:font-weight-asian="bold" style:font-size-complex="11pt" style:font-weight-complex="bold"/>
    </style:style>
    <style:style style:name="P36" style:family="paragraph" style:parent-style-name="Standard" style:list-style-name="L13">
      <style:paragraph-properties fo:margin-top="0in" fo:margin-bottom="0in" loext:contextual-spacing="false"/>
      <style:text-properties fo:font-size="11pt" style:text-underline-style="none" fo:font-weight="bold" officeooo:rsid="00713469" officeooo:paragraph-rsid="00713469" style:font-size-asian="11pt" style:font-weight-asian="bold" style:font-size-complex="11pt" style:font-weight-complex="bold"/>
    </style:style>
    <style:style style:name="P37" style:family="paragraph" style:parent-style-name="Standard" style:list-style-name="L13">
      <style:paragraph-properties fo:margin-top="0in" fo:margin-bottom="0in" loext:contextual-spacing="false"/>
      <style:text-properties fo:font-size="11pt" style:text-underline-style="none" fo:font-weight="bold" officeooo:rsid="0075a33b" officeooo:paragraph-rsid="0075a33b" style:font-size-asian="11pt" style:font-weight-asian="bold" style:font-size-complex="11pt" style:font-weight-complex="bold"/>
    </style:style>
    <style:style style:name="P38" style:family="paragraph" style:parent-style-name="Standard" style:list-style-name="L13">
      <style:paragraph-properties fo:margin-top="0in" fo:margin-bottom="0in" loext:contextual-spacing="false"/>
      <style:text-properties fo:font-size="11pt" style:text-underline-style="none" fo:font-weight="bold" officeooo:rsid="00760ef6" officeooo:paragraph-rsid="00760ef6" style:font-size-asian="11pt" style:font-weight-asian="bold" style:font-size-complex="11pt" style:font-weight-complex="bold"/>
    </style:style>
    <style:style style:name="P39" style:family="paragraph" style:parent-style-name="Standard" style:list-style-name="L13">
      <style:paragraph-properties fo:margin-top="0in" fo:margin-bottom="0in" loext:contextual-spacing="false"/>
      <style:text-properties fo:font-size="11pt" style:text-underline-style="none" fo:font-weight="bold" officeooo:rsid="007635d3" officeooo:paragraph-rsid="007635d3" style:font-size-asian="11pt" style:font-weight-asian="bold" style:font-size-complex="11pt" style:font-weight-complex="bold"/>
    </style:style>
    <style:style style:name="P40" style:family="paragraph" style:parent-style-name="Standard" style:list-style-name="L13">
      <style:paragraph-properties fo:margin-top="0in" fo:margin-bottom="0in" loext:contextual-spacing="false"/>
      <style:text-properties fo:font-size="11pt" style:text-underline-style="none" fo:font-weight="bold" officeooo:rsid="007794c3" officeooo:paragraph-rsid="007794c3" style:font-size-asian="11pt" style:font-weight-asian="bold" style:font-size-complex="11pt" style:font-weight-complex="bold"/>
    </style:style>
    <style:style style:name="P41" style:family="paragraph" style:parent-style-name="Standard" style:list-style-name="L13">
      <style:paragraph-properties fo:margin-top="0in" fo:margin-bottom="0in" loext:contextual-spacing="false"/>
      <style:text-properties fo:font-size="11pt" style:text-underline-style="none" fo:font-weight="bold" officeooo:rsid="0078ee1c" officeooo:paragraph-rsid="0078ee1c" style:font-size-asian="11pt" style:font-weight-asian="bold" style:font-size-complex="11pt" style:font-weight-complex="bold"/>
    </style:style>
    <style:style style:name="P42" style:family="paragraph" style:parent-style-name="Standard" style:list-style-name="L13">
      <style:paragraph-properties fo:margin-top="0in" fo:margin-bottom="0in" loext:contextual-spacing="false"/>
      <style:text-properties fo:font-size="11pt" style:text-underline-style="none" fo:font-weight="bold" officeooo:rsid="007a5b42" officeooo:paragraph-rsid="007a5b42" style:font-size-asian="11pt" style:font-weight-asian="bold" style:font-size-complex="11pt" style:font-weight-complex="bold"/>
    </style:style>
    <style:style style:name="P43" style:family="paragraph" style:parent-style-name="Standard" style:list-style-name="L13">
      <style:paragraph-properties fo:margin-top="0in" fo:margin-bottom="0in" loext:contextual-spacing="false"/>
      <style:text-properties fo:font-size="11pt" style:text-underline-style="none" fo:font-weight="bold" officeooo:rsid="007c0618" officeooo:paragraph-rsid="007c0618" style:font-size-asian="11pt" style:font-weight-asian="bold" style:font-size-complex="11pt" style:font-weight-complex="bold"/>
    </style:style>
    <style:style style:name="P44" style:family="paragraph" style:parent-style-name="Standard" style:list-style-name="L13">
      <style:paragraph-properties fo:margin-top="0in" fo:margin-bottom="0in" loext:contextual-spacing="false"/>
      <style:text-properties fo:font-size="11pt" style:text-underline-style="none" fo:font-weight="bold" officeooo:rsid="007c2d5a" officeooo:paragraph-rsid="007c2d5a" style:font-size-asian="11pt" style:font-weight-asian="bold" style:font-size-complex="11pt" style:font-weight-complex="bold"/>
    </style:style>
    <style:style style:name="P45" style:family="paragraph" style:parent-style-name="Standard" style:list-style-name="L13">
      <style:paragraph-properties fo:margin-top="0in" fo:margin-bottom="0in" loext:contextual-spacing="false"/>
      <style:text-properties fo:font-size="11pt" style:text-underline-style="none" fo:font-weight="bold" officeooo:rsid="007ccf00" officeooo:paragraph-rsid="007ccf00" style:font-size-asian="11pt" style:font-weight-asian="bold" style:font-size-complex="11pt" style:font-weight-complex="bold"/>
    </style:style>
    <style:style style:name="P46" style:family="paragraph" style:parent-style-name="Standard">
      <style:paragraph-properties fo:margin-top="0in" fo:margin-bottom="0in" loext:contextual-spacing="false"/>
      <style:text-properties fo:font-size="11pt" style:text-underline-style="solid" style:text-underline-width="auto" style:text-underline-color="font-color" fo:font-weight="normal" officeooo:rsid="0015970b" officeooo:paragraph-rsid="0015970b" style:font-size-asian="11pt" style:font-weight-asian="normal" style:font-size-complex="11pt" style:font-weight-complex="normal"/>
    </style:style>
    <style:style style:name="P47" style:family="paragraph" style:parent-style-name="Standard">
      <style:paragraph-properties fo:margin-top="0in" fo:margin-bottom="0in" loext:contextual-spacing="false" fo:break-before="page"/>
      <style:text-properties fo:font-size="11pt" style:text-underline-style="solid" style:text-underline-width="auto" style:text-underline-color="font-color" fo:font-weight="normal" officeooo:rsid="0015970b" officeooo:paragraph-rsid="0015970b" style:font-size-asian="11pt" style:font-weight-asian="normal" style:font-size-complex="11pt" style:font-weight-complex="normal"/>
    </style:style>
    <style:style style:name="P48" style:family="paragraph" style:parent-style-name="Table_20_Contents">
      <style:text-properties fo:font-size="11pt" style:font-size-asian="11pt" style:font-size-complex="11pt"/>
    </style:style>
    <style:style style:name="P49" style:family="paragraph" style:parent-style-name="Table_20_Contents">
      <style:text-properties fo:font-size="11pt" officeooo:rsid="00952790" officeooo:paragraph-rsid="00952790" style:font-size-asian="11pt" style:font-size-complex="11pt"/>
    </style:style>
    <style:style style:name="T1" style:family="text">
      <style:text-properties fo:font-size="14pt" fo:font-weight="bold" style:font-size-asian="14pt" style:font-weight-asian="bold"/>
    </style:style>
    <style:style style:name="T2" style:family="text">
      <style:text-properties fo:font-size="14pt" fo:font-weight="bold" officeooo:rsid="0013d52d" style:font-size-asian="14pt" style:font-weight-asian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3472be" style:font-weight-asian="bold" style:font-weight-complex="bold"/>
    </style:style>
    <style:style style:name="T6" style:family="text">
      <style:text-properties officeooo:rsid="002f7082"/>
    </style:style>
    <style:style style:name="T7" style:family="text">
      <style:text-properties officeooo:rsid="003472be"/>
    </style:style>
    <style:style style:name="T8" style:family="text">
      <style:text-properties officeooo:rsid="00406dd0"/>
    </style:style>
    <style:style style:name="T9" style:family="text">
      <style:text-properties officeooo:rsid="00480b97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73971f" style:font-weight-asian="normal" style:font-weight-complex="normal"/>
    </style:style>
    <style:style style:name="T12" style:family="text">
      <style:text-properties fo:font-weight="normal" officeooo:rsid="007fa6e8" style:font-weight-asian="normal" style:font-weight-complex="normal"/>
    </style:style>
    <style:style style:name="T13" style:family="text">
      <style:text-properties fo:font-weight="normal" officeooo:rsid="00811069" style:font-weight-asian="normal" style:font-weight-complex="normal"/>
    </style:style>
    <style:style style:name="T14" style:family="text">
      <style:text-properties fo:font-weight="normal" officeooo:rsid="0082d435" style:font-weight-asian="normal" style:font-weight-complex="normal"/>
    </style:style>
    <style:style style:name="T15" style:family="text">
      <style:text-properties officeooo:rsid="00620b68"/>
    </style:style>
    <style:style style:name="T16" style:family="text">
      <style:text-properties officeooo:rsid="008a7fd5"/>
    </style:style>
    <style:style style:name="T17" style:family="text">
      <style:text-properties officeooo:rsid="0095279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2">6</text:span><text:span text:style-name="T1">. Termin: </text:span><text:span text:style-name="T2">Lizenzverträge</text:span></text:p>
      <text:p text:style-name="P1"/>
      <text:p text:style-name="P10">Allgemeines:</text:p>
      <text:list xml:id="list1165608943" text:style-name="L1">
        <text:list-item>
          <text:p text:style-name="P11">Lizenz = Erlaubnis, Genehmigung</text:p>
        </text:list-item>
        <text:list-item>
          <text:p text:style-name="P11">Wenig gesetzliche Regelungen über Lizenzvertrag, <text:span text:style-name="T16">z.B.:</text:span></text:p>
          <text:list>
            <text:list-item>
              <text:p text:style-name="P11"><text:span text:style-name="T4">§ 15 PatG</text:span> (2) Die Rechte nach Abs. 1 können ganz oder teilweise Gegenstand von ausschließlichen oder nicht ausschließlichen Lizenzen [...] sein</text:p>
            </text:list-item>
            <text:list-item>
              <text:p text:style-name="P11"><text:span text:style-name="T4">§ 30 MarkenG</text:span> (1) ... Recht kann für alle oder für einen Teil der Waren oder Dienstleistungen, [...], Gegenstand von ausschließlichen oder nicht ausschließlichen Lizenzen [...] sein.</text:p>
            </text:list-item>
          </text:list>
        </text:list-item>
      </text:list>
      <text:p text:style-name="P7"/>
      <text:p text:style-name="P2">Wie ist die Natur von Lizenzverträgen?</text:p>
      <text:p text:style-name="P4">Vertrag eigener Art (sui generis) mit Berührungspunkten:</text:p>
      <text:list xml:id="list2944459447" text:style-name="L2">
        <text:list-item>
          <text:p text:style-name="P12">Mietvertrag</text:p>
        </text:list-item>
        <text:list-item>
          <text:p text:style-name="P12">Pachtvertrag</text:p>
        </text:list-item>
        <text:list-item>
          <text:p text:style-name="P12">Gesellschaftsvertrag oder</text:p>
        </text:list-item>
        <text:list-item>
          <text:p text:style-name="P12">Kaufvertrag</text:p>
        </text:list-item>
      </text:list>
      <text:p text:style-name="P4"/>
      <text:p text:style-name="P3">Was kann durch Lizenzverträge lizenziert werden?</text:p>
      <text:p text:style-name="P13">Lizenzverträge für Geistiges Eigentum</text:p>
      <text:list xml:id="list3179415857" text:style-name="L3">
        <text:list-item>
          <text:p text:style-name="P14">Patente</text:p>
        </text:list-item>
        <text:list-item>
          <text:p text:style-name="P14">zum Schutzrecht angemeldete oder nicht angemeldete Erfindungen</text:p>
        </text:list-item>
        <text:list-item>
          <text:p text:style-name="P14">offen gelegte Patentanmeldungen</text:p>
        </text:list-item>
        <text:list-item>
          <text:p text:style-name="P14">Erfindungen, für die ein Schutz noch nicht angemeldet oder beabsichtigt oder auch nicht beabsichtigt oder nicht möglich ist</text:p>
        </text:list-item>
        <text:list-item>
          <text:p text:style-name="P14">Gebrauchsmuster</text:p>
        </text:list-item>
        <text:list-item>
          <text:p text:style-name="P14">Marken</text:p>
        </text:list-item>
        <text:list-item>
          <text:p text:style-name="P14">Geschmacksmuster</text:p>
        </text:list-item>
        <text:list-item>
          <text:p text:style-name="P14">Urheberrechte</text:p>
        </text:list-item>
      </text:list>
      <text:p text:style-name="P13"/>
      <text:list xml:id="list125346500864912" text:continue-numbering="true" text:style-name="L3">
        <text:list-item>
          <text:p text:style-name="P14">aber auch für: Technologietransfer/Know-How</text:p>
        </text:list-item>
      </text:list>
      <text:p text:style-name="P2"/>
      <text:p text:style-name="P2">Welche Arten von Lizenzverträgen gibt es?</text:p>
      <text:p text:style-name="P5">Möglichkeiten für den Lizenzgeber</text:p>
      <text:p text:style-name="P4"><text:span text:style-name="T4">Ausschließliche Lizenz</text:span> = Exclusive License</text:p>
      <text:list xml:id="list2688345271" text:style-name="L4">
        <text:list-item>
          <text:p text:style-name="P15">Lizenzgeber darf <text:span text:style-name="T3">keine weiteren</text:span> Lizenzen für Gebiet vergeben = Alleinlizenz – Klausel <text:span text:style-name="T6">(</text:span>sole-license clause<text:span text:style-name="T6">)</text:span></text:p>
        </text:list-item>
        <text:list-item>
          <text:p text:style-name="P15">Lizenzgeber darf im Gebiet nicht benutzen = Alleinbenutzungs-klausel (single-use clause)</text:p>
        </text:list-item>
      </text:list>
      <text:p text:style-name="P4"><text:span text:style-name="T4">Einfache Lizenz</text:span> = Non-Exclusive License</text:p>
      <text:list xml:id="list3462538536" text:style-name="L5">
        <text:list-item>
          <text:p text:style-name="P16">Lizenzgeber gewährt einfache Erlaubnis zur Benutzung ohne/mit Beschränkung</text:p>
        </text:list-item>
      </text:list>
      <text:p text:style-name="P4"/>
      <text:p text:style-name="P4"><text:span text:style-name="T5">!!!</text:span><text:span text:style-name="T7"> → Bei </text:span>Ausschließliche Lizenz sollte <text:span text:style-name="T7">sich Lizenzgeber</text:span> eigenes Nutzungsrecht</text:p>
      <text:p text:style-name="P4">vorbehalten!</text:p>
      <text:p text:style-name="P4"/>
      <text:p text:style-name="P8">Gruppen von Lizen<text:span text:style-name="T8">z</text:span>verträgen:</text:p>
      <text:p text:style-name="P6">(klassischer) Verwertungslizenzvertrag</text:p>
      <text:list xml:id="list1898491776" text:style-name="L6">
        <text:list-item>
          <text:p text:style-name="P18">positive Verwertungsfunktion</text:p>
        </text:list-item>
      </text:list>
      <text:p text:style-name="P6">Lizenzaustauschvertrag (Cross License)</text:p>
      <text:list xml:id="list356039231" text:style-name="L7">
        <text:list-item>
          <text:p text:style-name="P19">Wettbewerber, die ohne gegenseitige Verletzung von Schutzrechten nicht arbeiten können.</text:p>
        </text:list-item>
      </text:list>
      <text:p text:style-name="P6">Lizenzverträge zur verdeckten Gewinnabschöpfung</text:p>
      <text:list xml:id="list1887820990" text:style-name="L8">
        <text:list-item>
          <text:p text:style-name="P20">„<text:span text:style-name="T9">Lizenzveträge“ zwischen Tochter und Muttergesellschaften in verschiedenen Ländern → ggf. steuerrechtliche Vorteile</text:span></text:p>
        </text:list-item>
      </text:list>
      <text:p text:style-name="P2"/>
      <text:p text:style-name="P2">Was für wichtige Klauseln gibt es für einen Lizenzvertrag?</text:p>
      <text:p text:style-name="P35">Wichtig: <text:span text:style-name="T10">Es besteht bei Verträgen (auch Lizenzverträgen) grundsätzlich Gestaltungsfreiheit. Es kann daher nahezu alles geregelt werden. Die Regelungen finden Ihre Grenzen jedoch in den Gesetzen. (z.B. gute Sitten § 138 BGB, Treu und Glauben gem. §242 BGB usw.) Nachfolgende Regelungen im Vertrag zeigen daher lediglich übliche Klauseln, welche berücksichtigt werden sollten.</text:span></text:p>
      <text:p text:style-name="P35"><text:span text:style-name="T10"/></text:p>
      <text:list xml:id="list3887437199" text:style-name="L13">
        <text:list-item>
          <text:p text:style-name="P36"><text:span text:style-name="T10">Präambel/Definition</text:span><text:span text:style-name="T11">en:</text:span></text:p>
        </text:list-item>
        <text:list-item>
          <text:p text:style-name="P37"><text:span text:style-name="T11">V</text:span><text:span text:style-name="T10">ertragsgegenstand:</text:span></text:p>
        </text:list-item>
        <text:list-item>
          <text:p text:style-name="P38"><text:span text:style-name="T10">Art der Lizenz/Räumliches Vetragsgebiet:</text:span></text:p>
        </text:list-item>
        <text:list-item>
          <text:p text:style-name="P39"><text:span text:style-name="T10">Lizenzgebühren:</text:span></text:p>
        </text:list-item>
        <text:list-item>
          <text:p text:style-name="P40"><text:span text:style-name="T10">Haftung/Gewährleistungen/Garantien</text:span></text:p>
        </text:list-item>
        <text:list-item>
          <text:p text:style-name="P41"><text:span text:style-name="T10">Schutzrechte (Verlängerung/Verletzung)</text:span></text:p>
        </text:list-item>
        <text:list-item>
          <text:p text:style-name="P42"><text:span text:style-name="T10">Nichtangriffsklausel</text:span></text:p>
        </text:list-item>
        <text:list-item>
          <text:p text:style-name="P43"><text:span text:style-name="T10">Vetragsdauer/Kündigung</text:span></text:p>
        </text:list-item>
        <text:list-item>
          <text:p text:style-name="P44"><text:span text:style-name="T10">Geheimhaltungspflichten</text:span></text:p>
        </text:list-item>
        <text:list-item>
          <text:p text:style-name="P45"><text:span text:style-name="T10"><text:s/>Sonstiges</text:span></text:p>
        </text:list-item>
        <text:list-item>
          <text:p text:style-name="P45"><text:span text:style-name="T10"><text:s/></text:span><text:span text:style-name="T12">weitere optionale, übliche Regelungen</text:span></text:p>
        </text:list-item>
        <text:list-item>
          <text:p text:style-name="P45"><text:span text:style-name="T12"><text:s/></text:span><text:span text:style-name="T13">Lizenzierung von Know-</text:span><text:span text:style-name="T14">How</text:span></text:p>
        </text:list-item>
      </text:list>
      <text:p text:style-name="P4"/>
      <text:p text:style-name="P2"/>
      <text:p text:style-name="P47">Zur Eintragung der Lizenzen in das Markenregister:</text:p>
      <text:list xml:id="list2399468006" text:style-name="L9">
        <text:list-item>
          <text:p text:style-name="P21">Unionsmarken (EUTM)</text:p>
        </text:list-item>
      </text:list>
      <text:list xml:id="list11366318" text:style-name="L10">
        <text:list-item>
          <text:list>
            <text:list-item>
              <text:p text:style-name="P22">Antrag: 200€ Amtsgebühren (maximale Gebühr bei mehreren Marken 1000€, wenn Lizenznehmer identisch ist)</text:p>
            </text:list-item>
            <text:list-item>
              <text:p text:style-name="P23">Löschung: 200€ Amtsgebühren</text:p>
            </text:list-item>
            <text:list-item>
              <text:p text:style-name="P24">Notwendige Angaben:</text:p>
              <text:list>
                <text:list-item>
                  <text:p text:style-name="P24">vollständige Angaben zum Lizenznehmer</text:p>
                </text:list-item>
                <text:list-item>
                  <text:p text:style-name="P24">Angaben zum Umfang der lizensierten Waren</text:p>
                </text:list-item>
                <text:list-item>
                  <text:p text:style-name="P24">besondere Angabe zur Art der Lizenz (einfache oder ausschließliche Lizenz), räumliche Beschränkung (für einzelne EU-Länder) oder zeitlich</text:p>
                </text:list-item>
              </text:list>
            </text:list-item>
          </text:list>
        </text:list-item>
      </text:list>
      <text:list xml:id="list125346377497509" text:continue-list="list2399468006" text:style-name="L9">
        <text:list-item>
          <text:p text:style-name="P25">Eintragung einer Lizenz bei IR-Marken</text:p>
        </text:list-item>
      </text:list>
      <text:list xml:id="list2457043184" text:style-name="L11">
        <text:list-item>
          <text:list>
            <text:list-item>
              <text:p text:style-name="P26">Antrag: 177CHF <text:span text:style-name="T15">Amtsgebühren (keine weiteren bei mehreren Marken)</text:span></text:p>
            </text:list-item>
            <text:list-item>
              <text:p text:style-name="P27">Löschung: keine Amtsgebühren</text:p>
            </text:list-item>
            <text:list-item>
              <text:p text:style-name="P28">Notwendige Angaben:</text:p>
              <text:list>
                <text:list-item>
                  <text:p text:style-name="P28">vollständige Angaben zum Lizenznehmer</text:p>
                </text:list-item>
                <text:list-item>
                  <text:p text:style-name="P28">Umfang der Lizenz</text:p>
                </text:list-item>
                <text:list-item>
                  <text:p text:style-name="P28">Kennzeichnung der Staaten</text:p>
                </text:list-item>
                <text:list-item>
                  <text:p text:style-name="P28">Formulare MM13/14</text:p>
                </text:list-item>
              </text:list>
            </text:list-item>
          </text:list>
        </text:list-item>
      </text:list>
      <text:list xml:id="list125346577562846" text:continue-list="list125346377497509" text:style-name="L9">
        <text:list-item>
          <text:p text:style-name="P29">Eintragung einer Lizenz bei nationalen Marke</text:p>
        </text:list-item>
      </text:list>
      <text:list xml:id="list3338441675" text:style-name="L12">
        <text:list-item>
          <text:list>
            <text:list-item>
              <text:p text:style-name="P30">nach den jeweiligen nationalen Vorschriften</text:p>
            </text:list-item>
          </text:list>
        </text:list-item>
      </text:list>
      <text:p text:style-name="P31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 table:number-columns-repeated="2"/>
        <table:table-row>
          <table:table-cell table:style-name="Table1.A1" office:value-type="string">
            <text:p text:style-name="P49">Defintion</text:p>
          </table:table-cell>
          <table:table-cell table:style-name="Table1.A1" office:value-type="string">
            <text:p text:style-name="P33"><text:span text:style-name="T17">Nationales </text:span>Markengesetz enthält keine Regeln über die Eintragung der Lizenz in das Markenregister.</text:p>
          </table:table-cell>
          <table:table-cell table:style-name="Table1.A1" office:value-type="string">
            <text:p text:style-name="P48"/>
          </table:table-cell>
          <table:table-cell table:style-name="Table1.A1" office:value-type="string">
            <text:p text:style-name="P48"/>
          </table:table-cell>
          <table:table-cell table:style-name="Table1.A1" office:value-type="string">
            <text:p text:style-name="P48"/>
          </table:table-cell>
          <table:table-cell table:style-name="Table1.F1" office:value-type="string">
            <text:p text:style-name="P48"/>
          </table:table-cell>
        </table:table-row>
        <table:table-row>
          <table:table-cell table:style-name="Table1.A2" office:value-type="string">
            <text:p text:style-name="P49">Eintragung</text:p>
          </table:table-cell>
          <table:table-cell table:style-name="Table1.A2" office:value-type="string">
            <text:p text:style-name="P49">Nicht möglich</text:p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F2" office:value-type="string">
            <text:p text:style-name="P48"/>
          </table:table-cell>
        </table:table-row>
        <table:table-row>
          <table:table-cell table:style-name="Table1.A2" office:value-type="string">
            <text:p text:style-name="P49">Beispielstaaten</text:p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8"/>
          </table:table-cell>
          <table:table-cell table:style-name="Table1.F2" office:value-type="string">
            <text:p text:style-name="P48"/>
          </table:table-cell>
        </table:table-row>
      </table:table>
      <text:p text:style-name="P31"/>
      <text:p text:style-name="P31"/>
      <text:list xml:id="list4218058032" text:style-name="L14">
        <text:list-item>
          <text:p text:style-name="P32">Nationales Markengesetz enthält keine Regeln über die Eintragung der Lizenz in das Markenregister.</text:p>
        </text:list-item>
        <text:list-item>
          <text:p text:style-name="P32">Eintragung nicht möglich</text:p>
        </text:list-item>
        <text:list-item>
          <text:p text:style-name="P32">Beispielstaaten: Deutschland, Bahamas, Fiji-Inseln</text:p>
        </text:list-item>
        <text:list-item>
          <text:p text:style-name="P32">Möglichkeit der Lizenzeintragung ohne Benachteiligung des nicht eingetragenen Lizenznehmers</text:p>
        </text:list-item>
        <text:list-item>
          <text:p text:style-name="P32">Eintragung möglich</text:p>
        </text:list-item>
        <text:list-item>
          <text:p text:style-name="P32">Beispielstaaten: Dänemark, Finnland, Griechenland, EU</text:p>
        </text:list-item>
        <text:list-item>
          <text:p text:style-name="P32">Empfehlung der Lizenzeintragung</text:p>
        </text:list-item>
        <text:list-item>
          <text:p text:style-name="P32">wenn sie Driten gegenüber erst nach Eintragung wirksam ist</text:p>
        </text:list-item>
        <text:list-item>
          <text:p text:style-name="P32">Beispielstaaten: Türkei, Ägypten, Thailand, …</text:p>
        </text:list-item>
        <text:list-item>
          <text:p text:style-name="P34">Nationales Markengesetz schreibt Eintragung der Lizenz zwingend vor</text:p>
        </text:list-item>
        <text:list-item>
          <text:p text:style-name="P34">Eintragung ist Wirksamkeitsvoraussetzung</text:p>
        </text:list-item>
        <text:list-item>
          <text:p text:style-name="P34">Beispielstaaten: Japan, VR China, Bulgarien, Russiche Föderat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de" fo:country="DE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de" fo:country="DE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22" style:num-suffix="" text:bullet-char="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7874in" fo:margin-left="0.9839in" fo:margin-right="0.983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48gov</meta:initial-creator>
    <meta:editing-cycles>213</meta:editing-cycles>
    <meta:creation-date>2018-11-27T11:38:00</meta:creation-date>
    <dc:date>2019-01-03T12:53:44.009363190</dc:date>
    <meta:editing-duration>PT56M43S</meta:editing-duration>
    <meta:generator>LibreOffice/6.0.7.3$Linux_X86_64 LibreOffice_project/00m0$Build-3</meta:generator>
    <meta:document-statistic meta:table-count="1" meta:image-count="0" meta:object-count="0" meta:page-count="3" meta:paragraph-count="88" meta:word-count="555" meta:character-count="4275" meta:non-whitespace-character-count="386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